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α</mi>
        <mo stretchy="false">=</mo>
        <mfrac>
          <mn>1</mn>
          <mn>2</mn>
        </mfrac>
      </mrow>
      <mrow>
        <mi>ln</mi>
        <mfrac>
          <mrow>
            <mn>1</mn>
            <mo stretchy="false">−</mo>
            <msub>
              <mi mathvariant="normal">ϵ</mi>
              <mi>t</mi>
            </msub>
          </mrow>
          <msub>
            <mi mathvariant="normal">ϵ</mi>
            <mi>t</mi>
          </msub>
        </mfrac>
      </mrow>
    </mrow>
    <annotation encoding="StarMath 5.0">%alpha = 1 over 2 { ln {1 - %epsilon_t} over %epsilon_t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3:10:34.419640385</meta:creation-date>
    <meta:generator>LibreOffice/4.2.3.3$Linux_X86_64 LibreOffice_project/420m0$Build-3</meta:generator>
  </office:meta>
</office:document-meta>
</file>